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c2ad" officeooo:paragraph-rsid="001fc2ad"/>
    </style:style>
    <style:style style:name="P2" style:family="paragraph" style:parent-style-name="Standard">
      <style:text-properties officeooo:rsid="001fc2ad" officeooo:paragraph-rsid="0020067c"/>
    </style:style>
    <style:style style:name="P3" style:family="paragraph" style:parent-style-name="Standard">
      <style:text-properties officeooo:rsid="001fd662" officeooo:paragraph-rsid="001fd662"/>
    </style:style>
    <style:style style:name="P4" style:family="paragraph" style:parent-style-name="Standard">
      <style:text-properties fo:font-weight="normal" officeooo:rsid="001fd662" officeooo:paragraph-rsid="001fd662" style:font-weight-asian="normal" style:font-weight-complex="normal"/>
    </style:style>
    <style:style style:name="P5" style:family="paragraph" style:parent-style-name="Standard">
      <style:text-properties officeooo:rsid="0020067c" officeooo:paragraph-rsid="0020067c"/>
    </style:style>
    <style:style style:name="T1" style:family="text">
      <style:text-properties officeooo:rsid="001fd66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1fc2a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d662" style:font-weight-asian="bold" style:font-weight-complex="bold"/>
    </style:style>
    <style:style style:name="T7" style:family="text">
      <style:text-properties fo:font-weight="normal" officeooo:rsid="001fd662" style:font-weight-asian="normal" style:font-weight-complex="normal"/>
    </style:style>
    <style:style style:name="T8" style:family="text">
      <style:text-properties officeooo:rsid="002006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- <text:span text:style-name="T1">Araquari </text:span></text:p>
      <text:p text:style-name="P1"/>
      <text:p text:style-name="P3">Nome: Wesley Antunes</text:p>
      <text:p text:style-name="P3">2Info1 </text:p>
      <text:p text:style-name="P3">14/03/19</text:p>
      <text:p text:style-name="P1"/>
      <text:p text:style-name="P1">Requisitos funcionais site de livros nacionalidade</text:p>
      <text:p text:style-name="P1"/>
      <text:p text:style-name="P1">RF001 Consultar <text:span text:style-name="T5">musicas do álbum </text:span><text:span text:style-name="T6">do</text:span> sistema </text:p>
      <text:p text:style-name="P1"/>
      <text:p text:style-name="P1">RF002 <text:span text:style-name="T1">Consultar artista por </text:span><text:span text:style-name="T6">nome ou nacionalidade <text:s/>//</text:span><text:span text:style-name="T7">deve permitir a</text:span><text:span text:style-name="T6"> consulta de artistas</text:span></text:p>
      <text:p text:style-name="P1"/>
      <text:p text:style-name="P3">RF003 Cadastro de <text:span text:style-name="T3">artistas musicais </text:span></text:p>
      <text:p text:style-name="P3"><text:span text:style-name="T3"/></text:p>
      <text:p text:style-name="P4"><text:span text:style-name="T2">RF004 Cadastro </text:span><text:span text:style-name="T4">do álbum </text:span></text:p>
      <text:p text:style-name="P3">//cardinalidade um álbum pode ter a participaçao de vários artista banco <text:s/>//<text:span text:style-name="T8">requisitos não funcionais </text:span></text:p>
      <text:p text:style-name="P2">RF00<text:span text:style-name="T1">5</text:span> <text:span text:style-name="T8">Exibir </text:span><text:span text:style-name="T5">relatório dos álbuns do artista </text:span></text:p>
      <text:p text:style-name="P2">//contendo nome, ano, duração do álbum ou duração total do álbum</text:p>
      <text:p text:style-name="P2"/>
      <text:p text:style-name="P5">RF006 Consulta de <text:span text:style-name="T5">Mus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2:52:06.462986269</meta:creation-date>
    <dc:date>2019-03-14T13:15:29.712656605</dc:date>
    <meta:editing-duration>PT2M2S</meta:editing-duration>
    <meta:editing-cycles>1</meta:editing-cycles>
    <meta:document-statistic meta:table-count="0" meta:image-count="0" meta:object-count="0" meta:page-count="1" meta:paragraph-count="13" meta:word-count="78" meta:character-count="527" meta:non-whitespace-character-count="453"/>
    <meta:generator>LibreOffice/6.0.7.3$Linux_X86_64 LibreOffice_project/00m0$Build-3</meta:generator>
  </office:meta>
</office:document-meta>
</file>